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6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DEL AGUILA FLORES, EDWARD ADRIAN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2714767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IQT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341718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DEL AGUILA FLORES, EDWARD ADRIAN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2714767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4341718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9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ASM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271476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3.3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99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99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ASM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6/10/2021</text:p>
          </table:table-cell>
          <table:table-cell table:style-name="Tabla2.A3" office:value-type="string">
            <text:p text:style-name="P22">680289</text:p>
          </table:table-cell>
          <table:table-cell table:style-name="Tabla2.D3" office:value-type="string">
            <text:p text:style-name="P23">99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90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6T17:54:37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